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cf6dd" officeooo:paragraph-rsid="000cf6dd"/>
    </style:style>
    <style:style style:name="P5" style:family="paragraph" style:parent-style-name="Text_20_body">
      <style:paragraph-properties fo:text-align="start" style:justify-single-word="false"/>
      <style:text-properties style:font-name="Georgia" officeooo:rsid="000cf6dd" officeooo:paragraph-rsid="000cf6dd"/>
    </style:style>
    <style:style style:name="P6" style:family="paragraph" style:parent-style-name="Title">
      <style:text-properties style:font-name="Georgia" officeooo:rsid="000cf6dd" officeooo:paragraph-rsid="000cf6dd"/>
    </style:style>
    <style:style style:name="P7" style:family="paragraph" style:parent-style-name="Text_20_body">
      <style:paragraph-properties fo:text-align="start" style:justify-single-word="false"/>
      <style:text-properties style:font-name="Georgia" officeooo:rsid="000cf6dd" officeooo:paragraph-rsid="000cf6dd"/>
    </style:style>
    <style:style style:name="P8" style:family="paragraph" style:parent-style-name="Text_20_body">
      <style:paragraph-properties fo:text-align="start" style:justify-single-word="false"/>
      <style:text-properties style:font-name="Georgia" officeooo:rsid="000cf6dd" officeooo:paragraph-rsid="0037e422"/>
    </style:style>
    <style:style style:name="P9" style:family="paragraph" style:parent-style-name="Text_20_body">
      <style:paragraph-properties fo:text-align="start" style:justify-single-word="false"/>
      <style:text-properties style:font-name="Georgia" officeooo:rsid="000cf6dd" officeooo:paragraph-rsid="0039ed69"/>
    </style:style>
    <style:style style:name="P10" style:family="paragraph" style:parent-style-name="Text_20_body">
      <style:paragraph-properties fo:text-align="start" style:justify-single-word="false"/>
      <style:text-properties style:font-name="Georgia" officeooo:rsid="000cf6dd" officeooo:paragraph-rsid="003ef52a"/>
    </style:style>
    <style:style style:name="P11" style:family="paragraph" style:parent-style-name="Text_20_body">
      <style:paragraph-properties fo:text-align="start" style:justify-single-word="false"/>
      <style:text-properties style:font-name="Georgia" officeooo:rsid="000cf6dd" officeooo:paragraph-rsid="003ff987"/>
    </style:style>
    <style:style style:name="P12" style:family="paragraph" style:parent-style-name="Text_20_body">
      <style:paragraph-properties fo:text-align="start" style:justify-single-word="false"/>
      <style:text-properties style:font-name="Georgia" officeooo:rsid="000cf6dd" officeooo:paragraph-rsid="0043b735"/>
    </style:style>
    <style:style style:name="P13" style:family="paragraph" style:parent-style-name="Text_20_body">
      <style:paragraph-properties fo:text-align="start" style:justify-single-word="false"/>
      <style:text-properties style:font-name="Georgia" officeooo:rsid="000cf6dd" officeooo:paragraph-rsid="00469876"/>
    </style:style>
    <style:style style:name="T1" style:family="text">
      <style:text-properties officeooo:rsid="000e82f2"/>
    </style:style>
    <style:style style:name="T2" style:family="text">
      <style:text-properties officeooo:rsid="000f21d4"/>
    </style:style>
    <style:style style:name="T3" style:family="text">
      <style:text-properties officeooo:rsid="001073ce"/>
    </style:style>
    <style:style style:name="T4" style:family="text">
      <style:text-properties officeooo:rsid="0011ed1e"/>
    </style:style>
    <style:style style:name="T5" style:family="text">
      <style:text-properties officeooo:rsid="00127f1b"/>
    </style:style>
    <style:style style:name="T6" style:family="text">
      <style:text-properties officeooo:rsid="0012f566"/>
    </style:style>
    <style:style style:name="T7" style:family="text">
      <style:text-properties officeooo:rsid="0013afab"/>
    </style:style>
    <style:style style:name="T8" style:family="text">
      <style:text-properties officeooo:rsid="00140202"/>
    </style:style>
    <style:style style:name="T9" style:family="text">
      <style:text-properties officeooo:rsid="00157ce6"/>
    </style:style>
    <style:style style:name="T10" style:family="text">
      <style:text-properties officeooo:rsid="0016b6fd"/>
    </style:style>
    <style:style style:name="T11" style:family="text">
      <style:text-properties officeooo:rsid="001755c2"/>
    </style:style>
    <style:style style:name="T12" style:family="text">
      <style:text-properties officeooo:rsid="0017cc98"/>
    </style:style>
    <style:style style:name="T13" style:family="text">
      <style:text-properties officeooo:rsid="00185b8e"/>
    </style:style>
    <style:style style:name="T14" style:family="text">
      <style:text-properties officeooo:rsid="001add65"/>
    </style:style>
    <style:style style:name="T15" style:family="text">
      <style:text-properties officeooo:rsid="001b4b67"/>
    </style:style>
    <style:style style:name="T16" style:family="text">
      <style:text-properties officeooo:rsid="001bec68"/>
    </style:style>
    <style:style style:name="T17" style:family="text">
      <style:text-properties officeooo:rsid="001d6493"/>
    </style:style>
    <style:style style:name="T18" style:family="text">
      <style:text-properties officeooo:rsid="001ed9be"/>
    </style:style>
    <style:style style:name="T19" style:family="text">
      <style:text-properties officeooo:rsid="001f83b1"/>
    </style:style>
    <style:style style:name="T20" style:family="text">
      <style:text-properties officeooo:rsid="0020f1fb"/>
    </style:style>
    <style:style style:name="T21" style:family="text">
      <style:text-properties officeooo:rsid="00219318"/>
    </style:style>
    <style:style style:name="T22" style:family="text">
      <style:text-properties officeooo:rsid="0022d58e"/>
    </style:style>
    <style:style style:name="T23" style:family="text">
      <style:text-properties officeooo:rsid="0023c6b4"/>
    </style:style>
    <style:style style:name="T24" style:family="text">
      <style:text-properties officeooo:rsid="00258f1b"/>
    </style:style>
    <style:style style:name="T25" style:family="text">
      <style:text-properties officeooo:rsid="00267cbf"/>
    </style:style>
    <style:style style:name="T26" style:family="text">
      <style:text-properties officeooo:rsid="0026d858"/>
    </style:style>
    <style:style style:name="T27" style:family="text">
      <style:text-properties officeooo:rsid="00289c81"/>
    </style:style>
    <style:style style:name="T28" style:family="text">
      <style:text-properties officeooo:rsid="002941b4"/>
    </style:style>
    <style:style style:name="T29" style:family="text">
      <style:text-properties officeooo:rsid="00298665"/>
    </style:style>
    <style:style style:name="T30" style:family="text">
      <style:text-properties officeooo:rsid="002a0df8"/>
    </style:style>
    <style:style style:name="T31" style:family="text">
      <style:text-properties officeooo:rsid="002b969d"/>
    </style:style>
    <style:style style:name="T32" style:family="text">
      <style:text-properties officeooo:rsid="002c8989"/>
    </style:style>
    <style:style style:name="T33" style:family="text">
      <style:text-properties officeooo:rsid="002cfe69"/>
    </style:style>
    <style:style style:name="T34" style:family="text">
      <style:text-properties officeooo:rsid="002ea07c"/>
    </style:style>
    <style:style style:name="T35" style:family="text">
      <style:text-properties officeooo:rsid="00308477"/>
    </style:style>
    <style:style style:name="T36" style:family="text">
      <style:text-properties officeooo:rsid="00313227"/>
    </style:style>
    <style:style style:name="T37" style:family="text">
      <style:text-properties officeooo:rsid="00329882"/>
    </style:style>
    <style:style style:name="T38" style:family="text">
      <style:text-properties fo:font-style="italic" officeooo:rsid="00329882" style:font-style-asian="italic" style:font-style-complex="italic"/>
    </style:style>
    <style:style style:name="T39" style:family="text">
      <style:text-properties fo:font-style="italic" officeooo:rsid="00333f93" style:font-style-asian="italic" style:font-style-complex="italic"/>
    </style:style>
    <style:style style:name="T40" style:family="text">
      <style:text-properties fo:font-style="italic" officeooo:rsid="003b61f5" style:font-style-asian="italic" style:font-style-complex="italic"/>
    </style:style>
    <style:style style:name="T41" style:family="text">
      <style:text-properties fo:font-style="italic" officeooo:rsid="003d39ed" style:font-style-asian="italic" style:font-style-complex="italic"/>
    </style:style>
    <style:style style:name="T42" style:family="text">
      <style:text-properties fo:font-style="italic" officeooo:rsid="0043b735" style:font-style-asian="italic" style:font-style-complex="italic"/>
    </style:style>
    <style:style style:name="T43" style:family="text">
      <style:text-properties fo:font-style="normal" officeooo:rsid="00329882" style:font-style-asian="normal" style:font-style-complex="normal"/>
    </style:style>
    <style:style style:name="T44" style:family="text">
      <style:text-properties fo:font-style="normal" officeooo:rsid="00333f93" style:font-style-asian="normal" style:font-style-complex="normal"/>
    </style:style>
    <style:style style:name="T45" style:family="text">
      <style:text-properties fo:font-style="normal" officeooo:rsid="0034ad10" style:font-style-asian="normal" style:font-style-complex="normal"/>
    </style:style>
    <style:style style:name="T46" style:family="text">
      <style:text-properties fo:font-style="normal" officeooo:rsid="00360add" style:font-style-asian="normal" style:font-style-complex="normal"/>
    </style:style>
    <style:style style:name="T47" style:family="text">
      <style:text-properties fo:font-style="normal" officeooo:rsid="00376085" style:font-style-asian="normal" style:font-style-complex="normal"/>
    </style:style>
    <style:style style:name="T48" style:family="text">
      <style:text-properties fo:font-style="normal" officeooo:rsid="0037d2cb" style:font-style-asian="normal" style:font-style-complex="normal"/>
    </style:style>
    <style:style style:name="T49" style:family="text">
      <style:text-properties fo:font-style="normal" officeooo:rsid="0037e422" style:font-style-asian="normal" style:font-style-complex="normal"/>
    </style:style>
    <style:style style:name="T50" style:family="text">
      <style:text-properties fo:font-style="normal" officeooo:rsid="000eab0e" style:font-style-asian="normal" style:font-style-complex="normal"/>
    </style:style>
    <style:style style:name="T51" style:family="text">
      <style:text-properties fo:font-style="normal" officeooo:rsid="003843d1" style:font-style-asian="normal" style:font-style-complex="normal"/>
    </style:style>
    <style:style style:name="T52" style:family="text">
      <style:text-properties fo:font-style="normal" officeooo:rsid="003949ed" style:font-style-asian="normal" style:font-style-complex="normal"/>
    </style:style>
    <style:style style:name="T53" style:family="text">
      <style:text-properties fo:font-style="normal" officeooo:rsid="0039ed69" style:font-style-asian="normal" style:font-style-complex="normal"/>
    </style:style>
    <style:style style:name="T54" style:family="text">
      <style:text-properties fo:font-style="normal" officeooo:rsid="003b5471" style:font-style-asian="normal" style:font-style-complex="normal"/>
    </style:style>
    <style:style style:name="T55" style:family="text">
      <style:text-properties fo:font-style="normal" officeooo:rsid="003b61f5" style:font-style-asian="normal" style:font-style-complex="normal"/>
    </style:style>
    <style:style style:name="T56" style:family="text">
      <style:text-properties fo:font-style="normal" officeooo:rsid="003d39ed" style:font-style-asian="normal" style:font-style-complex="normal"/>
    </style:style>
    <style:style style:name="T57" style:family="text">
      <style:text-properties fo:font-style="normal" officeooo:rsid="003ef52a" style:font-style-asian="normal" style:font-style-complex="normal"/>
    </style:style>
    <style:style style:name="T58" style:family="text">
      <style:text-properties fo:font-style="normal" officeooo:rsid="003ff987" style:font-style-asian="normal" style:font-style-complex="normal"/>
    </style:style>
    <style:style style:name="T59" style:family="text">
      <style:text-properties fo:font-style="normal" officeooo:rsid="004112c4" style:font-style-asian="normal" style:font-style-complex="normal"/>
    </style:style>
    <style:style style:name="T60" style:family="text">
      <style:text-properties fo:font-style="normal" officeooo:rsid="00412959" style:font-style-asian="normal" style:font-style-complex="normal"/>
    </style:style>
    <style:style style:name="T61" style:family="text">
      <style:text-properties fo:font-style="normal" officeooo:rsid="0042058c" style:font-style-asian="normal" style:font-style-complex="normal"/>
    </style:style>
    <style:style style:name="T62" style:family="text">
      <style:text-properties fo:font-style="normal" officeooo:rsid="0043b735" style:font-style-asian="normal" style:font-style-complex="normal"/>
    </style:style>
    <style:style style:name="T63" style:family="text">
      <style:text-properties fo:font-style="normal" officeooo:rsid="00455410" style:font-style-asian="normal" style:font-style-complex="normal"/>
    </style:style>
    <style:style style:name="T64" style:family="text">
      <style:text-properties fo:font-style="normal" officeooo:rsid="00469876"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he Heart</text:p>
      <text:p text:style-name="P3">204</text:p>
      <text:p text:style-name="P4">by Kyle Eggleston</text:p>
      <text:p text:style-name="P4"/>
      <text:p text:style-name="P5"><text:tab/><text:span text:style-name="T1">Captain Jack O’Brien watched as the stars whooshed by outside his window. Traveling at FTL speeds always amazed him. </text:span><text:span text:style-name="T2">To think they could travel to Earth from Crimson Gamma in a week was astounding. He was glad they didn’t have to travel by shuttle, that would have taken months to accomplish. </text:span><text:span text:style-name="T3">The Fresno was two days into the week long journey back to Earth. O’Brien had just a few days to decide how he would order President Cain to step down from office.</text:span></text:p>
      <text:p text:style-name="P5"><text:tab/><text:span text:style-name="T4">Jack wondered what he would say exactly to the president to get him to leave Earth alone for good. Last time he had a warship to fight against, but managed to take out the president’s guards with the help of one of his officers. That officer no longer served under O’Brien, he had requested a transfer to be posted to Crimson Gamma, but that never took place. O’Brien hadn’t bothered to follow up on why Kate was assigned instead, but he supposed it really didn’t matter. Posting assignments were always changing. You go where you’re sent, and all of that. It’s just how life in the military worked.</text:span></text:p>
      <text:p text:style-name="P5"><text:tab/><text:span text:style-name="T5">The door chime to Jack’s quarters beeped twice. Jack looked to the door to his quarters and sighed. Being a captain meant never ending interruptions. “Yes, what is it? Come in. Come in.” He beckoned to whoever was there to disturb him.</text:span></text:p>
      <text:p text:style-name="P5"><text:tab/><text:span text:style-name="T5">Kate entered Jack’s quarters. “Sorry to bother you sir.” She said.</text:span></text:p>
      <text:p text:style-name="P5"><text:tab/>“<text:span text:style-name="T5">No bother at all.” Jack lied. “Please, come in. Sit down.”</text:span></text:p>
      <text:p text:style-name="P5"><text:tab/><text:span text:style-name="T5">Kate sat down on an empty chair that stood in the corner of the room. “</text:span><text:span text:style-name="T6">I was just getting off my shift, and thought I’d drop by to see how you are doing sir.” Kate said explaining her arrival at his quarters.</text:span></text:p>
      <text:p text:style-name="P5"><text:tab/><text:span text:style-name="T7">How he was doing, O’Brien smirked. It hadn’t been that long since his scare with his heart. His Dubor heart at that. Jack hoped he would be able to simply feel better and continue on with his duty assignment. </text:span><text:span text:style-name="T8">That was all he wanted.</text:span></text:p>
      <text:p text:style-name="P5"><text:tab/>“<text:span text:style-name="T9">I’m fine Kate, honest.” Jack said. “I appreciate the concern. </text:span><text:span text:style-name="T10">My heart’s felt better, stronger even since my heart attack. I’m good for this assignment, I swear.”</text:span></text:p>
      <text:p text:style-name="P5"><text:tab/><text:span text:style-name="T10">Kate shook her head. “I’m not worried about the assignment sir.” She said. “I’m worried about you.” Her words sank deep into O’Brien’s soul.</text:span></text:p>
      <text:p text:style-name="P5"><text:soft-page-break/><text:tab/><text:span text:style-name="T10">He knew Kate cared about his well being, but didn’t know how deep that caring went. They had been enemies during the Civil War. He always thought there was another reason for her being assigned to Crimson Gamma, like she was keeping tabs on him or something. There was always something that just felt off with her. He couldn’t put his finger on it </text:span><text:span text:style-name="T11">and probably wouldn’t ever figure it out. </text:span><text:span text:style-name="T14">That was something he would have to live with.</text:span></text:p>
      <text:p text:style-name="P5"><text:tab/>“<text:span text:style-name="T12">How’s the delegate settling in?” O’Brien asked changing the subject.</text:span></text:p>
      <text:p text:style-name="P5"><text:tab/><text:span text:style-name="T12">Kate nodded, she got the message. “Grilka is doing fine sir. She’s anxious about this mission, as are we all. But we’ll get through it one way or another. We always manage to do so.”</text:span></text:p>
      <text:p text:style-name="P5"><text:tab/><text:span text:style-name="T12">Jack looked back out the window. The stars looked like tiny rainbows </text:span><text:span text:style-name="T13">coming from a water sprinkling system. “</text:span><text:span text:style-name="T15">I won’t lie, civilians shouldn’t be with us on this mission. But she insisted </text:span><text:span text:style-name="T16">that she come with us.” He paused. Grilka really hadn’t given him any choice in the matter. </text:span><text:span text:style-name="T17">He wondered if it would change her status on the station any. But that didn’t matter right now, right now he had to get Cain out of office. “</text:span><text:span text:style-name="T18">If I’ve learned anything from her it’s this, don’t ever argue with your mate.” He chuckled at the thought. </text:span><text:span text:style-name="T19">Grilka and he got along just fine, but he could tell when she wasn’t about to take no for an answer.</text:span></text:p>
      <text:p text:style-name="P5"><text:tab/><text:span text:style-name="T20">Kate swiveled in her chair for a moment. </text:span><text:span text:style-name="T21">If the chair wasn’t meant to be swiveled in, it shouldn’t have had the ability to swivel. It made sense to her, she could tell it was getting on O’Brien’s nerves even though he wasn’t saying anything about it. Kate stopped moving and Jack relaxed a bit. </text:span><text:span text:style-name="T22">She smiled at the thought. Jack had certain tells about him especially when he was being annoyed by something as simple as swiveling in a chair.</text:span></text:p>
      <text:p text:style-name="P5"><text:tab/>“<text:span text:style-name="T23">Sorry.” Kate said sheepishly.</text:span></text:p>
      <text:p text:style-name="P5"><text:tab/><text:span text:style-name="T23">O’Brien ignored the comment. </text:span><text:span text:style-name="T24">He was just glad she had stopped moving in the damned chair. “</text:span><text:span text:style-name="T25">How’s the crew holding up with news of our assignment? I know some were loyal officers to President Cain during the Civil War.” He said. “I expect it to be difficult to force the resignation of a man they once </text:span><text:span text:style-name="T26">believed</text:span><text:span text:style-name="T25"> </text:span><text:span text:style-name="T26">in</text:span><text:span text:style-name="T25">.”</text:span></text:p>
      <text:p text:style-name="P5"><text:tab/><text:span text:style-name="T25">Kate thought about it for a moment and then finally nodded her head. She too had been a supporter of President Cain when he was in office. Some people, like O’Brien, had thought he was on the losing side of the war. When Cain was forced out of office, he showed his true colors. That was all the confirmation Kate needed to know that she was on the losing side of the war. Something she wished never to repeat.</text:span></text:p>
      <text:p text:style-name="P5"><text:tab/>“<text:span text:style-name="T27">Well,” Kate said. “I would be lying if I said everything was going smoothly. Tensions are running high on the ship. Killpack had to break up a fight in the mess hall during lunch. Some hot headed lieutenant kept boasting about how President Cain was doing the best for the war effort and that he needed to be kept in office. There were some other officers that felt otherwise. The fight didn’t last long, as Killpack was in there too eating lunch.” She smiled.</text:span></text:p>
      <text:p text:style-name="P5"><text:soft-page-break/><text:tab/><text:span text:style-name="T27">There was usually a silver lining to things of that nature. You just had to look for it was all. Kate had found that out the hard way. </text:span><text:span text:style-name="T28">But wasn’t that how most life lessons went? You live and experience something just for it to make you fall flat on your face so you have to learn it all over again? Yeah, it was something along those lines.</text:span></text:p>
      <text:p text:style-name="P5"><text:tab/><text:span text:style-name="T29">O’Brien hadn’t heard about the fight in the mess hall. It was probably in some report sent to him that he had neglected to look at yet. Jack had so many reports cross his desk over the past seventy-two hours that he didn’t know what to do with all of them. </text:span><text:span text:style-name="T30">Most of the reports could be filed in the round filing cabinet, also known as the trash. They just weren’t that important to him to take a vested interest in. “</text:span><text:span text:style-name="T31">I see.” O’Brien said acknowledging Kate’s </text:span><text:span text:style-name="T34">findings</text:span><text:span text:style-name="T31">.</text:span></text:p>
      <text:p text:style-name="P5"><text:tab/><text:span text:style-name="T31">Standing up from the couch he had been sitting on, Jack paced back and forth through the room. </text:span><text:span text:style-name="T32">His quarters aboard the Fresno were a fraction of the size of the quarters on Crimson Gamma. </text:span><text:span text:style-name="T33">Jack wanted to get this mission over with, then maybe he could talk to the admirals in charge and get his command of Crimson Gamma back. At least that’s what he was hoping for. Jack hoped it wasn’t a foolish thing to look forward to. He felt that might be the case though.</text:span></text:p>
      <text:p text:style-name="P5"><text:tab/><text:span text:style-name="T34">As though reading his mind, Kate spoke up. “You might not get your command back captain.” She said. The truth hurt. Her words hurt as they cut to the core. “You have to be at least the rank of major to run a station like Crimson Gamma.” She continued. “I don’t see them making you a major again anytime soon. Not with </text:span><text:span text:style-name="T35">you</text:span><text:span text:style-name="T34"> being part Dubor. In many of the admiral’s eyes, you are the enemy.” She folded her arms across her chest as she spoke. </text:span><text:span text:style-name="T36">Kate wasn’t trying to be rude, she was only stating facts.</text:span></text:p>
      <text:p text:style-name="P5"><text:tab/><text:span text:style-name="T37">O’Brien stopped pacing as he looked at his first officer. She was right, in many aspects he </text:span><text:span text:style-name="T38">was</text:span><text:span text:style-name="T43"> the enemy in most people’s eyes. Jack could have the most pristine clean record and people would still not trust him because he was Dubor; </text:span><text:span text:style-name="T44">even if he was only </text:span><text:span text:style-name="T39">part</text:span><text:span text:style-name="T44"> Dubor, that part was still considered the enemy. </text:span><text:span text:style-name="T45">He couldn’t help who his ancestor married and decided to have children with. In his eyes, who his ancestor was and what his blood contained shouldn’t be a factor in where he served in the fleet. It just shouldn’t matter. </text:span><text:span text:style-name="T46">But there were those admirals who believed and thought otherwise.</text:span></text:p>
      <text:p text:style-name="P5"><text:span text:style-name="T46"><text:tab/>“I understand what you’re saying commander…” Jack began to say.</text:span></text:p>
      <text:p text:style-name="P5"><text:span text:style-name="T46"><text:tab/>Without warning, the ship rocked and shook out from under them. Jack fell to the deck as Kate held onto the chair she was seated in.</text:span></text:p>
      <text:p text:style-name="P5"><text:span text:style-name="T46"><text:tab/>“What the hell?!” Kate yelled.</text:span></text:p>
      <text:p text:style-name="P5"><text:span text:style-name="T46"><text:tab/>Jack stood up as the ship was hit again by unknown weapons fire. </text:span><text:span text:style-name="T47">Steadying himself against his desk, he called the bridge. “O’Brien to bridge, what the hell?”</text:span></text:p>
      <text:p text:style-name="P5"><text:soft-page-break/><text:span text:style-name="T47"><text:tab/>The lieutenant at tactical responded. “Sir, the lieutenant commander’s dead. I was able to raise our shields before that second blast. I’m detecting two Earth heavy cruisers bearing down on us.”</text:span></text:p>
      <text:p text:style-name="P5"><text:span text:style-name="T47"><text:tab/>O’Brien shook his head as he regained his senses. “I’m on my way.” This day was not turning out the way he wanted it to. “Bring the main battery online, launch the Atlantic Fighters.” O’Brien ordered.</text:span></text:p>
      <text:p text:style-name="P5"><text:span text:style-name="T47"><text:tab/></text:span><text:span text:style-name="T48">Looking to Kate O’Brien nodded. “Let’s go.” They left his quarters in a hurry to get to the bridge.</text:span></text:p>
      <text:p text:style-name="P5"><text:span text:style-name="T48"><text:tab/>On the way to the bridge, O’Brien and Monson had to take an indirect route as main transport tubes were down all over the ship. They had to take corridors that would take them close to the heart of the ship, the engine room. Then their route would zigzag to a different area of the ship. Five minutes of this and they finally reached the bridge as the Fresno took another hit.</text:span></text:p>
      <text:p text:style-name="P5"><text:span text:style-name="T48"><text:tab/>“Keep firing.” The tactical officer said, he stood from the captain’s chair as O’Biren and Monson entered the bridge.</text:span></text:p>
      <text:p text:style-name="P5"><text:span text:style-name="T48"><text:tab/>“Report!” O’Brien said.</text:span></text:p>
      <text:p text:style-name="P8"><text:span text:style-name="T48"><text:tab/>“</text:span><text:span text:style-name="T49">The <text:s/></text:span><text:span text:style-name="T50">Aphrodite </text:span><text:span text:style-name="T49">and the Venus have their weapons trained on us. They’re attacking us sir.” The tactical officer said as he retook his post. “I’ve ordered the Atlantic Fighters to swarm the ships, but they seems to be having difficulty drawing fire from the ships. They keep firing at us.”</text:span></text:p>
      <text:p text:style-name="P8"><text:span text:style-name="T49"><text:tab/>O’Brien nodded. “Understood. Open a channel.”</text:span></text:p>
      <text:p text:style-name="P8"><text:span text:style-name="T49"><text:tab/>“</text:span><text:span text:style-name="T51">You’re on sir.” Tactical said.</text:span></text:p>
      <text:p text:style-name="P8"><text:span text:style-name="T51"><text:tab/>“This is Captain Jack O’Brien of the U.S.S. Fresno. State your reasons for firing upon us. If you refuse to answer I will be forced to return fire. I won’t be as easy on you as you’ve been on us.” It was true, the ships could have taken out the main bridge without warning. </text:span><text:span text:style-name="T52">A continuous barrage of weapons fire would be enough to take down the shields of that section and destroy the bridge. They hadn’t gone that far, yet.</text:span></text:p>
      <text:p text:style-name="P9"><text:span text:style-name="T52"><text:tab/></text:span><text:span text:style-name="T53">A moment later the face of a man O’Brien knew quite well appeared on the screen. “This is Commander William Carter of the </text:span><text:span text:style-name="T50">Aphrodite. </text:span><text:span text:style-name="T54">I am ordering you to surrender your vessel. You’re right, we’ve taken it easy on you captain. But we won’t stay that way for long. Surrender your ship.”</text:span></text:p>
      <text:p text:style-name="P9"><text:span text:style-name="T54"><text:tab/></text:span><text:span text:style-name="T40">Carter</text:span><text:span text:style-name="T55">. O’Brien thought. </text:span><text:span text:style-name="T40">What the hell are you fighting against me for?</text:span><text:span text:style-name="T55"> “Will, what the hell? I thought we were on the same side. Why attack us?”</text:span></text:p>
      <text:p text:style-name="P9"><text:soft-page-break/><text:span text:style-name="T55"><text:tab/>Carter frowned. “Captain, it would seem you and I don’t agree politically anymore. Are you going to surrender your vessel or not?”</text:span></text:p>
      <text:p text:style-name="P9"><text:span text:style-name="T55"><text:tab/>O’Brien stood his ground. “Let me speak to your commanding officer, </text:span><text:span text:style-name="T40">commander</text:span><text:span text:style-name="T55">.” He said. “I want to speak to someone in charge.”</text:span></text:p>
      <text:p text:style-name="P9"><text:span text:style-name="T55"><text:tab/>“Our captain’s dead.” Carter explained. “When you returned fire, it hit a console he was standing next to. The console exploded. I am in command. You can deal with me.”</text:span></text:p>
      <text:p text:style-name="P9"><text:span text:style-name="T55"><text:tab/></text:span><text:span text:style-name="T56">O’Brien shook his head. Those blasted consoles were nothing but trouble. One would think they would come up with a console that </text:span><text:span text:style-name="T41">didn’t</text:span><text:span text:style-name="T56"> explode when all hell broke loose. Jack had lost track of how many officers he had lost due to exploding consoles. “</text:span><text:span text:style-name="T57">I’m sorry to hear that, Captain Benson was a good man. But you gave us no choice, we had to defend ourselves.”</text:span></text:p>
      <text:p text:style-name="P9"><text:span text:style-name="T57"><text:tab/>Carter nodded. “I know captain. Are you going to surrender or not?”</text:span></text:p>
      <text:p text:style-name="P9"><text:span text:style-name="T57"><text:tab/>“Sir, the Venus is leaving the fight and making the jump to FTL.” The tactical officer said.</text:span></text:p>
      <text:p text:style-name="P11"><text:span text:style-name="T57"><text:tab/>“</text:span><text:span text:style-name="T58">Understood.” O’Brien said. “Keep a target lock on the </text:span><text:span text:style-name="T50">Aphrodite’</text:span><text:span text:style-name="T58">s weapons systems. Prepare to fire on my command.”</text:span></text:p>
      <text:p text:style-name="P11"><text:span text:style-name="T58"><text:tab/>“Aye sir.”</text:span></text:p>
      <text:p text:style-name="P10"><text:span text:style-name="T57"><text:tab/>The</text:span><text:span text:style-name="T50"> Aphrodite </text:span><text:span text:style-name="T57">was roughly half a mile longer than the Fresno and had superior fire power. If Carter wanted to, he could have easily destroyed the Fresno. All they had to do was take out their main shield generator, the rest would be easy. </text:span><text:span text:style-name="T59">But something was stopping Carter from making that call. Perhaps that was an opening O’Brien could use to his advantage. Carter still considered O’Brien a friend of sorts, he hoped.</text:span></text:p>
      <text:p text:style-name="P10"><text:span text:style-name="T59"><text:tab/>“Commander, we can get through this without bloodshed and without me surrendering my ship. I have my orders and a mission to complete.” O’Brien said. “</text:span><text:span text:style-name="T60">From the looks of things, it’s just the two of us head to head. The Venus bugged out.”</text:span></text:p>
      <text:p text:style-name="P10"><text:span text:style-name="T60"><text:tab/>Carter looked frustrated at the mention of the Venus leaving the fight. He would have words with their commanding officer at a later time. “Captain, I cannot allow you to reach Earth. I know you’re set to remove President Cain from office. I can’t allow that to happen.” </text:span><text:span text:style-name="T61">He said. “The president deserves more credit for what he’s doing on the war front.”</text:span></text:p>
      <text:p text:style-name="P12"><text:span text:style-name="T61"><text:tab/></text:span><text:span text:style-name="T62">Another missile hit the Fresno knocking O’Brien out of his command chair. The missile was stronger than anything the </text:span><text:span text:style-name="T50">Aphrodite </text:span><text:span text:style-name="T62">had fired at her so far. “Damage report!”</text:span></text:p>
      <text:p text:style-name="P12"><text:span text:style-name="T62"><text:tab/>An ensign flew her fingers across the console in front of her. “Shields down to sixty-three percent sir. We have hull breaches on decks six through twelve. Main docking bay is badly damaged as well.”</text:span></text:p>
      <text:p text:style-name="P12"><text:soft-page-break/><text:span text:style-name="T62"><text:tab/>O’Brien watched the main viewer as the </text:span><text:span text:style-name="T50">Aphrodite </text:span><text:span text:style-name="T62">was hit with weapons fire as well. Someone was attacking them both. </text:span><text:span text:style-name="T42">Maybe I can use this to my advantage.</text:span><text:span text:style-name="T62"> O’Brien th</text:span><text:span text:style-name="T63">ought. “</text:span><text:span text:style-name="T64">O’Brien to Carter, please come in commander. We seem to have a common foe.”</text:span></text:p>
      <text:p text:style-name="P13"><text:span text:style-name="T64"><text:tab/>The </text:span><text:span text:style-name="T50">Aphrodite </text:span><text:span text:style-name="T64">was too busy returning fire to respond to O’Brien’s hail. O’Brien ordered a full spread of missiles and to fire the ship’s main battery at the incoming enemy target. The Fresno unleashed its full arsenal of weaponry against the ship. The enemy ship just kept firing at both the Fresno and the </text:span><text:span text:style-name="T50">Aphrodite </text:span><text:span text:style-name="T64">making dents where possible.</text:span></text:p>
      <text:p text:style-name="P13"><text:span text:style-name="T64"><text:tab/></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4</text:page-number><text:s/>of <text:page-count>6</text:page-count>) <text:date style:data-style-name="N37" text:date-value="2025-12-28T00:37:57.798629435">12/28/25</text:date></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5-12-28T00:36:50.398698566</dc:date>
    <meta:editing-duration>PT3H40M39S</meta:editing-duration>
    <meta:editing-cycles>71</meta:editing-cycles>
    <meta:generator>LibreOffice/24.2.7.2$Linux_X86_64 LibreOffice_project/420$Build-2</meta:generator>
    <meta:print-date>2023-11-18T19:55:35.459000000</meta:print-date>
    <meta:printed-by>PDF files</meta:printed-by>
    <meta:document-statistic meta:table-count="0" meta:image-count="0" meta:object-count="0" meta:page-count="6" meta:paragraph-count="60" meta:word-count="2409" meta:character-count="13278" meta:non-whitespace-character-count="10872"/>
  </office:meta>
</office:document-meta>
</file>